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4000001A96ABE85BCC6A7961E.png" manifest:media-type="image/png"/>
  <manifest:file-entry manifest:full-path="Pictures/100002010000026A000002533041DB9B3E851CA6.png" manifest:media-type="image/png"/>
  <manifest:file-entry manifest:full-path="Pictures/10000201000002BF00000138D3374B99C6057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8d47" officeooo:paragraph-rsid="00168d4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7701a" officeooo:paragraph-rsid="0017701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7701a" officeooo:paragraph-rsid="00168d47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d7f26" officeooo:paragraph-rsid="001d7f2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68d47" officeooo:paragraph-rsid="00168d47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7701a" officeooo:paragraph-rsid="0017701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rsid="001d7f26" officeooo:paragraph-rsid="001d7f26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opacity="100%" style:shadow="none" draw:shadow-opacity="100%" style:mirror="none" fo:clip="rect(0cm, 0.002cm, 0.1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62cm, 0.2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ge Sort</text:p>
      <text:p text:style-name="P1"/>
      <text:p text:style-name="P5"/>
      <text:p text:style-name="P3"><draw:frame draw:style-name="fr1" draw:name="Image1" text:anchor-type="paragraph" svg:width="13.778cm" svg:height="10.34cm" draw:z-index="0"><draw:image xlink:href="Pictures/100002010000026A000002533041DB9B3E851CA6.png" xlink:type="simple" xlink:show="embed" xlink:actuate="onLoad" loext:mime-type="image/x-vclgraphic"/></draw:frame></text:p>
      <text:p text:style-name="P3"/>
      <text:p text:style-name="P6"/>
      <text:p text:style-name="P2">Quick Sort</text:p>
      <text:p text:style-name="P2"/>
      <text:p text:style-name="P2"><draw:frame draw:style-name="fr2" draw:name="Image2" text:anchor-type="paragraph" svg:width="17.131cm" svg:height="7.722cm" draw:z-index="1"><draw:image xlink:href="Pictures/10000201000002BF00000138D3374B99C6057ACB.png" xlink:type="simple" xlink:show="embed" xlink:actuate="onLoad" loext:mime-type="image/x-vclgraphic"/></draw:frame></text:p>
      <text:p text:style-name="P2"><text:soft-page-break/></text:p>
      <text:p text:style-name="P4">Counting Sort</text:p>
      <text:p text:style-name="P4"/>
      <text:p text:style-name="P7"/>
      <text:p text:style-name="P4"><draw:frame draw:style-name="fr3" draw:name="Image3" text:anchor-type="paragraph" svg:width="17cm" svg:height="6.92cm" draw:z-index="2"><draw:image xlink:href="Pictures/1000020100000414000001A96ABE85BCC6A7961E.png" xlink:type="simple" xlink:show="embed" xlink:actuate="onLoad" loext:mime-type="image/x-vclgraphic"/></draw:frame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4:23:20.211900127</meta:creation-date>
    <dc:date>2020-06-21T20:55:47.918929948</dc:date>
    <meta:editing-duration>PT6H32M26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2" meta:paragraph-count="3" meta:word-count="6" meta:character-count="33" meta:non-whitespace-character-count="30"/>
  </office:meta>
</office:document-meta>
</file>